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 style:text-autospace="none"/>
      <style:text-properties fo:font-size="58pt"/>
    </style:style>
    <style:style style:name="P2" style:family="paragraph">
      <style:paragraph-properties fo:margin-left="0cm" fo:margin-right="0cm" fo:text-align="start" fo:text-indent="0cm"/>
      <style:text-properties fo:color="#ffffff" fo:font-family="'Times New Roman'" style:font-family-generic="roman" style:font-pitch="variable" fo:font-size="58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 style:font-size-asian="14pt" style:font-size-complex="14pt"/>
    </style:style>
    <style:style style:name="T2" style:family="text">
      <style:text-properties fo:color="#000000" fo:font-family="'Times New Roman'" style:font-family-generic="roman" style:font-pitch="variable" fo:font-size="58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ie do kogóż pójdziemy dziś?</text:span><text:span text:style-name="T2"><text:line-break/></text:span><text:span text:style-name="T1">Tylko Ty masz</text:span><text:span text:style-name="T1"><text:line-break/></text:span><text:span text:style-name="T1">Słowa życia wiecznego</text:span><text:span text:style-name="T1"><text:line-break/></text:span><text:span text:style-name="T1">Jezu Ty jesteś Mesjasz</text:span><text:span text:style-name="T1"><text:line-break/></text:span><text:span text:style-name="T1">Boży Syn</text:span><text:span text:style-name="T2"><text:line-break/></text:span><text:span text:style-name="T1">Prowadź nas tam</text:span><text:span text:style-name="T1"><text:line-break/></text:span><text:span text:style-name="T1">gdzie Ojca jest d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Daj nam miłość</text:span><text:span text:style-name="T1"><text:line-break/></text:span><text:span text:style-name="T1">byśmy trwali </text:span><text:span text:style-name="T1">wciąż przy Tobie</text:span><text:span text:style-name="T2"><text:line-break/></text:span><text:span text:style-name="T1">I odwagę</text:span><text:span text:style-name="T1"><text:line-break/></text:span><text:span text:style-name="T1">by zwyciężać dobrem zło</text:span><text:span text:style-name="T1"><text:line-break/></text:span><text:span text:style-name="T1">Słuchać Słowa Twego</text:span><text:span text:style-name="T1"><text:line-break/></text:span><text:span text:style-name="T1">pełnić Twoją wolę</text:span><text:span text:style-name="T2"><text:line-break/></text:span><text:span text:style-name="T1">W chwilach trudnych</text:span><text:span text:style-name="T1"><text:line-break/></text:span><text:span text:style-name="T1">wierzyć Panie w Krzyża moc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08-22T20:30:29</meta:creation-date>
    <dc:creator>Rafał Talacha</dc:creator>
    <dc:date>2009-01-27T14:04:05</dc:date>
    <dc:language>pl-PL</dc:language>
    <meta:editing-cycles>5</meta:editing-cycles>
    <meta:editing-duration>PT6M38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